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1f9847" officeooo:paragraph-rsid="001f9847" style:font-size-asian="12pt" style:font-size-complex="12pt"/>
    </style:style>
    <style:style style:name="P2" style:family="paragraph" style:parent-style-name="Standard">
      <style:text-properties style:font-name="Arial" fo:font-size="12pt" officeooo:rsid="0020bc4e" officeooo:paragraph-rsid="0020bc4e" style:font-size-asian="12pt" style:font-size-complex="12pt"/>
    </style:style>
    <style:style style:name="P3" style:family="paragraph" style:parent-style-name="Standard">
      <style:text-properties style:font-name="Arial" fo:font-size="12pt" officeooo:rsid="00221858" officeooo:paragraph-rsid="00221858" style:font-size-asian="12pt" style:font-size-complex="12pt"/>
    </style:style>
    <style:style style:name="P4" style:family="paragraph" style:parent-style-name="Standard">
      <style:text-properties style:font-name="Arial" fo:font-size="12pt" officeooo:rsid="00221858" officeooo:paragraph-rsid="002406f5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5.5in"/>
        </style:tab-stops>
      </style:paragraph-properties>
      <style:text-properties style:font-name="Arial" fo:font-size="12pt" officeooo:rsid="00221858" officeooo:paragraph-rsid="00221858" style:font-size-asian="12pt" style:font-size-complex="12pt"/>
    </style:style>
    <style:style style:name="P6" style:family="paragraph" style:parent-style-name="Standard">
      <style:text-properties style:font-name="Arial" fo:font-size="12pt" officeooo:rsid="002406f5" officeooo:paragraph-rsid="002406f5" style:font-size-asian="12pt" style:font-size-complex="12pt"/>
    </style:style>
    <style:style style:name="P7" style:family="paragraph" style:parent-style-name="Standard">
      <style:text-properties style:font-name="Arial" fo:font-size="12pt" officeooo:rsid="002406f5" officeooo:paragraph-rsid="002570cf" style:font-size-asian="12pt" style:font-size-complex="12pt"/>
    </style:style>
    <style:style style:name="P8" style:family="paragraph" style:parent-style-name="Standard">
      <style:text-properties style:font-name="Arial" fo:font-size="12pt" officeooo:rsid="002406f5" officeooo:paragraph-rsid="002d7751" style:font-size-asian="12pt" style:font-size-complex="12pt"/>
    </style:style>
    <style:style style:name="T1" style:family="text">
      <style:text-properties officeooo:rsid="001f9847"/>
    </style:style>
    <style:style style:name="T2" style:family="text">
      <style:text-properties officeooo:rsid="0020bc4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406f5"/>
    </style:style>
    <style:style style:name="T5" style:family="text">
      <style:text-properties style:text-underline-style="solid" style:text-underline-width="auto" style:text-underline-color="font-color" officeooo:rsid="002570cf"/>
    </style:style>
    <style:style style:name="T6" style:family="text">
      <style:text-properties style:text-underline-style="solid" style:text-underline-width="auto" style:text-underline-color="font-color" officeooo:rsid="00221858"/>
    </style:style>
    <style:style style:name="T7" style:family="text">
      <style:text-properties style:text-underline-style="solid" style:text-underline-width="auto" style:text-underline-color="font-color" officeooo:rsid="0026536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21858"/>
    </style:style>
    <style:style style:name="T10" style:family="text">
      <style:text-properties style:text-underline-style="none" officeooo:rsid="002406f5"/>
    </style:style>
    <style:style style:name="T11" style:family="text">
      <style:text-properties style:text-underline-style="none" officeooo:rsid="002570cf"/>
    </style:style>
    <style:style style:name="T12" style:family="text">
      <style:text-properties style:text-underline-style="none" officeooo:rsid="001f9847"/>
    </style:style>
    <style:style style:name="T13" style:family="text">
      <style:text-properties style:text-underline-style="none" officeooo:rsid="0020bc4e"/>
    </style:style>
    <style:style style:name="T14" style:family="text">
      <style:text-properties style:text-underline-style="none" officeooo:rsid="0026536f"/>
    </style:style>
    <style:style style:name="T15" style:family="text">
      <style:text-properties officeooo:rsid="002570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nde:<text:span text:style-name="T15">{</text:span>[<text:span text:style-name="T3">KundenID : </text:span><text:span text:style-name="T5">n</text:span><text:span text:style-name="T3">umber</text:span>, Vorname : <text:span text:style-name="T15">v</text:span>archar2(20), Name : <text:span text:style-name="T15">v</text:span>archar2(20), Strasse : <text:span text:style-name="T15">v</text:span>archar2(20),HausNr : <text:span text:style-name="T15">n</text:span>umber, PLZ : <text:span text:style-name="T15">n</text:span>umber, Stadt : <text:span text:style-name="T15">v</text:span>archar2(20<text:span text:style-name="T2">)</text:span>]<text:span text:style-name="T15">}</text:span></text:p>
      <text:p text:style-name="P2"/>
      <text:p text:style-name="P2">Liste : <text:span text:style-name="T15">{</text:span>[<text:span text:style-name="T3">ListenNr : </text:span><text:span text:style-name="T5">n</text:span><text:span text:style-name="T3">umber, Bauteil : </text:span><text:span text:style-name="T5">v</text:span><text:span text:style-name="T3">archar2(20)</text:span>, erstelltvon : <text:span text:style-name="T15">n</text:span>umber, Eigenschaft : <text:span text:style-name="T15">v</text:span>archar2(20),<text:span text:style-name="T1"> Strasse : varchar2(20),HausNr : number, PLZ : number, Stadt : varchar2(20</text:span>)<text:span text:style-name="T1">]}</text:span></text:p>
      <text:p text:style-name="P2"/>
      <text:p text:style-name="P2">PC : <text:span text:style-name="T15">{</text:span>[<text:span text:style-name="T3">PCId : </text:span><text:span text:style-name="T5">n</text:span><text:span text:style-name="T3">umber,</text:span><text:span text:style-name="T8"> ListenNr : </text:span><text:span text:style-name="T11">n</text:span><text:span text:style-name="T8">umber, </text:span><text:span text:style-name="T9">BestellNr : </text:span><text:span text:style-name="T11">n</text:span><text:span text:style-name="T9">umber</text:span><text:span text:style-name="T8">]</text:span><text:span text:style-name="T11">}</text:span></text:p>
      <text:p text:style-name="P3"/>
      <text:p text:style-name="P5"><text:span text:style-name="T8">Bestellung: </text:span><text:span text:style-name="T11">{</text:span><text:span text:style-name="T8">[</text:span><text:span text:style-name="T3">BestellNr : </text:span><text:span text:style-name="T7">n</text:span><text:span text:style-name="T3">umber</text:span><text:span text:style-name="T8">, bestaetigtvon : </text:span><text:span text:style-name="T14">n</text:span><text:span text:style-name="T8">umber</text:span><text:span text:style-name="T11">, LieferscheinNr : number, RechnungsNr : number</text:span><text:span text:style-name="T8">]</text:span><text:span text:style-name="T11">}</text:span></text:p>
      <text:p text:style-name="P3"><text:span text:style-name="T8"/></text:p>
      <text:p text:style-name="P3"><text:span text:style-name="T8">Auftragsabteilung : </text:span><text:span text:style-name="T11">{</text:span><text:span text:style-name="T8">[</text:span><text:span text:style-name="T3">AbteilungsNr : </text:span><text:span text:style-name="T7">n</text:span><text:span text:style-name="T3">umber </text:span><text:span text:style-name="T8">]</text:span><text:span text:style-name="T11">}</text:span></text:p>
      <text:p text:style-name="P3"><text:span text:style-name="T8"/></text:p>
      <text:p text:style-name="P3"><text:span text:style-name="T8">Fertigungsabteilung: </text:span><text:span text:style-name="T11">{</text:span><text:span text:style-name="T8">[</text:span><text:span text:style-name="T3">AbteilungsNr : </text:span><text:span text:style-name="T7">n</text:span><text:span text:style-name="T3">umber</text:span><text:span text:style-name="T8"> ]</text:span><text:span text:style-name="T11">}</text:span></text:p>
      <text:p text:style-name="P4"><text:span text:style-name="T8"/></text:p>
      <text:p text:style-name="P4"><text:span text:style-name="T8">Fertigungsa</text:span><text:span text:style-name="T10">uftrag</text:span><text:span text:style-name="T8">: </text:span><text:span text:style-name="T11">{</text:span><text:span text:style-name="T8">[</text:span><text:span text:style-name="T4">AuftragsNr : </text:span><text:span text:style-name="T5">n</text:span><text:span text:style-name="T4">umber</text:span><text:span text:style-name="T10"> , geschicktvon : </text:span><text:span text:style-name="T11">n</text:span><text:span text:style-name="T10">umber, empfangenvon : </text:span><text:span text:style-name="T11">n</text:span><text:span text:style-name="T10">umber</text:span><text:span text:style-name="T8">]</text:span><text:span text:style-name="T11">}</text:span></text:p>
      <text:p text:style-name="P4"><text:span text:style-name="T8"/></text:p>
      <text:p text:style-name="P7"><text:span text:style-name="T8">Lieferschein:</text:span><text:span text:style-name="T11">{[</text:span><text:span text:style-name="T5">LieferscheinNr : number</text:span><text:span text:style-name="T11">, </text:span><text:span text:style-name="T12">Strasse : </text:span><text:span text:style-name="T11">v</text:span><text:span text:style-name="T12">archar2(20),HausNr : </text:span><text:span text:style-name="T11">n</text:span><text:span text:style-name="T12">umber, PLZ : </text:span><text:span text:style-name="T11">n</text:span><text:span text:style-name="T12">umber, Stadt : </text:span><text:span text:style-name="T11">v</text:span><text:span text:style-name="T12">archar2(20</text:span><text:span text:style-name="T13">)</text:span><text:span text:style-name="T12">]</text:span><text:span text:style-name="T11">}</text:span></text:p>
      <text:p text:style-name="P7"><text:span text:style-name="T14"/></text:p>
      <text:p text:style-name="P7"><text:span text:style-name="T8">Rechnung: </text:span><text:span text:style-name="T11">{[</text:span><text:span text:style-name="T5">RechnungsNr : number</text:span><text:span text:style-name="T11">, Preis : </text:span><text:span text:style-name="T14">number, Steuern : number, Gesamtpreis : number</text:span><text:span text:style-name="T11">]}</text:span></text:p>
      <text:p text:style-name="P6"><text:span text:style-name="T8"/></text:p>
      <text:p text:style-name="P8"><text:span text:style-name="T8">Rechnungsposition:</text:span><text:span text:style-name="T14">{[</text:span><text:span text:style-name="T11">[</text:span><text:span text:style-name="T5">Rechnungs</text:span><text:span text:style-name="T7">Pos</text:span><text:span text:style-name="T5">Nr : number</text:span><text:span text:style-name="T11">, </text:span><text:span text:style-name="T9">Bestell</text:span><text:span text:style-name="T14">Pos</text:span><text:span text:style-name="T9">Nr : </text:span><text:span text:style-name="T14">n</text:span><text:span text:style-name="T9">umber</text:span><text:span text:style-name="T14">]}</text:span></text:p>
      <text:p text:style-name="P6"><text:span text:style-name="T8"/></text:p>
      <text:p text:style-name="P8"><text:span text:style-name="T8">Bestellposition:</text:span><text:span text:style-name="T14">{[</text:span><text:span text:style-name="T6">Bestell</text:span><text:span text:style-name="T7">Pos</text:span><text:span text:style-name="T6">Nr : </text:span><text:span text:style-name="T7">n</text:span><text:span text:style-name="T6">umber</text:span><text:span text:style-name="T9">, </text:span><text:span text:style-name="T11">Rechnungs</text:span><text:span text:style-name="T14">Pos</text:span><text:span text:style-name="T11">Nr : number</text:span><text:span text:style-name="T14">]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22:34:26.193205551</meta:creation-date>
    <dc:date>2017-04-23T23:47:43.459288016</dc:date>
    <meta:editing-duration>PT22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30" meta:character-count="1016" meta:non-whitespace-character-count="897"/>
  </office:meta>
</office:document-meta>
</file>